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12af" officeooo:paragraph-rsid="001912af"/>
    </style:style>
    <style:style style:name="P2" style:family="paragraph" style:parent-style-name="Standard">
      <style:paragraph-properties fo:text-align="start" style:justify-single-word="false"/>
      <style:text-properties officeooo:rsid="001912af" officeooo:paragraph-rsid="001912af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912af" officeooo:paragraph-rsid="001912a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d8dc3" officeooo:paragraph-rsid="001cb7df"/>
    </style:style>
    <style:style style:name="P5" style:family="paragraph" style:parent-style-name="Standard">
      <style:paragraph-properties fo:text-align="start" style:justify-single-word="false"/>
      <style:text-properties officeooo:rsid="001d8dc3" officeooo:paragraph-rsid="001d8dc3"/>
    </style:style>
    <style:style style:name="P6" style:family="paragraph" style:parent-style-name="Standard">
      <style:paragraph-properties fo:text-align="start" style:justify-single-word="false"/>
      <style:text-properties officeooo:rsid="001d8dc3" officeooo:paragraph-rsid="001ec1ac"/>
    </style:style>
    <style:style style:name="P7" style:family="paragraph" style:parent-style-name="Standard">
      <style:paragraph-properties fo:text-align="start" style:justify-single-word="false"/>
      <style:text-properties officeooo:paragraph-rsid="001ec1ac"/>
    </style:style>
    <style:style style:name="P8" style:family="paragraph" style:parent-style-name="Standard">
      <style:paragraph-properties fo:text-align="start" style:justify-single-word="false"/>
      <style:text-properties officeooo:rsid="001ec1ac" officeooo:paragraph-rsid="001ec1ac"/>
    </style:style>
    <style:style style:name="P9" style:family="paragraph" style:parent-style-name="Standard">
      <style:paragraph-properties fo:text-align="start" style:justify-single-word="false"/>
      <style:text-properties officeooo:rsid="001f41cc" officeooo:paragraph-rsid="001f41cc"/>
    </style:style>
    <style:style style:name="P10" style:family="paragraph" style:parent-style-name="Standard">
      <style:paragraph-properties fo:text-align="start" style:justify-single-word="false"/>
      <style:text-properties officeooo:rsid="001faba5" officeooo:paragraph-rsid="001faba5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912af" officeooo:paragraph-rsid="001912af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1d8dc3" officeooo:paragraph-rsid="001d8dc3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1d8dc3" officeooo:paragraph-rsid="001d8dc3"/>
    </style:style>
    <style:style style:name="P14" style:family="paragraph" style:parent-style-name="Standard" style:list-style-name="L4">
      <style:paragraph-properties fo:text-align="start" style:justify-single-word="false"/>
      <style:text-properties officeooo:rsid="001d8dc3" officeooo:paragraph-rsid="001ec1ac"/>
    </style:style>
    <style:style style:name="P15" style:family="paragraph" style:parent-style-name="Standard" style:list-style-name="L5">
      <style:paragraph-properties fo:text-align="start" style:justify-single-word="false"/>
      <style:text-properties officeooo:rsid="001ec1ac" officeooo:paragraph-rsid="001ec1ac"/>
    </style:style>
    <style:style style:name="P16" style:family="paragraph" style:parent-style-name="Standard" style:list-style-name="L6">
      <style:paragraph-properties fo:text-align="start" style:justify-single-word="false"/>
      <style:text-properties officeooo:rsid="001faba5" officeooo:paragraph-rsid="001faba5"/>
    </style:style>
    <style:style style:name="T1" style:family="text">
      <style:text-properties officeooo:rsid="001d8dc3"/>
    </style:style>
    <style:style style:name="T2" style:family="text">
      <style:text-properties officeooo:rsid="001ec1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TOSAR Projekt </text:p>
      <text:p text:style-name="P1"/>
      <text:p text:style-name="P1"/>
      <text:p text:style-name="P2">Beschreibung Beispiel vernetzte Ballschussanlage:</text:p>
      <text:p text:style-name="P2"/>
      <text:list xml:id="list5020840671729113672" text:style-name="L1">
        <text:list-item>
          <text:p text:style-name="P11"><text:span text:style-name="T1">1-2</text:span> Bricks</text:p>
        </text:list-item>
        <text:list-item>
          <text:p text:style-name="P11">Displays verwenden</text:p>
        </text:list-item>
        <text:list-item>
          <text:p text:style-name="P11">Stop-Taster um die Auslösung abzubrechen</text:p>
        </text:list-item>
        <text:list-item>
          <text:p text:style-name="P11">1 Brick ist für schießen zuständig</text:p>
        </text:list-item>
        <text:list-item>
          <text:p text:style-name="P11">variabel: Stopp-Taste, Auslösung Taste(auch über Ultraschall), Ausgabe </text:p>
        </text:list-item>
      </text:list>
      <text:p text:style-name="P2"/>
      <text:p text:style-name="P2"/>
      <text:p text:style-name="P2">Benötigte AUTOSAR VFB Komponenten:</text:p>
      <text:p text:style-name="P2"/>
      <text:list xml:id="list6805453864954975436" text:style-name="L2">
        <text:list-item>
          <text:p text:style-name="P12">Application Software Component</text:p>
        </text:list-item>
        <text:list-item>
          <text:p text:style-name="P12">Sensor-Actuator Software Component</text:p>
        </text:list-item>
        <text:list-item>
          <text:p text:style-name="P12">ECU Abstraction Software Component</text:p>
        </text:list-item>
      </text:list>
      <text:p text:style-name="P5"/>
      <text:p text:style-name="P5">Schnittstellen:</text:p>
      <text:p text:style-name="P5"/>
      <text:list xml:id="list1549904861367374822" text:style-name="L3">
        <text:list-item>
          <text:p text:style-name="P13">Client/Server </text:p>
        </text:list-item>
        <text:list-item>
          <text:p text:style-name="P13">Events</text:p>
        </text:list-item>
        <text:list-item>
          <text:p text:style-name="P13">Sender/Receiver (auch mit synchronisierung)</text:p>
        </text:list-item>
      </text:list>
      <text:p text:style-name="P5"/>
      <text:p text:style-name="P6">Namenskonvention:</text:p>
      <text:p text:style-name="P7"/>
      <text:list xml:id="list7218361158280560134" text:style-name="L4">
        <text:list-item>
          <text:p text:style-name="P14">für RTE-Funktionen:</text:p>
        </text:list-item>
      </text:list>
      <text:p text:style-name="P5"><text:tab/><text:span text:style-name="T2">RTE_&lt;Funktionsname&gt;_&lt;Portname&gt;_&lt;Direction&gt;</text:span></text:p>
      <text:list xml:id="list1298781789618459064" text:style-name="L5">
        <text:list-item>
          <text:p text:style-name="P15">für rest:</text:p>
        </text:list-item>
      </text:list>
      <text:p text:style-name="P8"><text:tab/>&lt;Komponente&gt;_&lt;Funktionsname&gt;</text:p>
      <text:p text:style-name="P8"/>
      <text:p text:style-name="P9">Standardrückgabtyp: uint32_t</text:p>
      <text:p text:style-name="P5"/>
      <text:p text:style-name="P5"/>
      <text:p text:style-name="P10">Noch zu machende Aufgaben:</text:p>
      <text:p text:style-name="P10"/>
      <text:list xml:id="list5565962372574841023" text:style-name="L6">
        <text:list-item>
          <text:p text:style-name="P16">Schussanlage: ich</text:p>
        </text:list-item>
        <text:list-item>
          <text:p text:style-name="P16">Abbruchtaster : Tobi</text:p>
        </text:list-item>
        <text:list-item>
          <text:p text:style-name="P16">Motorsteuerung: Tim</text:p>
        </text:list-item>
        <text:list-item>
          <text:p text:style-name="P16">Display: Maggeeeeeeeeeee</text:p>
        </text:list-item>
        <text:list-item>
          <text:p text:style-name="P16">Trigger: Fipsi</text:p>
        </text:list-item>
        <text:list-item>
          <text:p text:style-name="P16">Ultraschall: Tobi</text:p>
        </text:list-item>
        <text:list-item>
          <text:p text:style-name="P16">Diagramm: Daniel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Laufenböck</meta:initial-creator>
    <meta:creation-date>2015-04-15T15:30:14.609710948</meta:creation-date>
    <dc:date>2015-04-21T13:41:40.099289811</dc:date>
    <dc:creator>florian Laufenböck</dc:creator>
    <meta:editing-duration>PT3M8S</meta:editing-duration>
    <meta:editing-cycles>9</meta:editing-cycles>
    <meta:generator>LibreOffice/4.2.7.2$Linux_X86_64 LibreOffice_project/420m0$Build-2</meta:generator>
    <meta:document-statistic meta:table-count="0" meta:image-count="0" meta:object-count="0" meta:page-count="1" meta:paragraph-count="29" meta:word-count="97" meta:character-count="766" meta:non-whitespace-character-count="713"/>
  </office:meta>
</office:document-meta>
</file>